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70000008D5FE90189BBCC3A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cm" fo:min-width="2.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5cm" fo:min-width="3.7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="Стили_20_стрелок_20_4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Стили_20_стрелок_20_5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Стили_20_стрелок_20_7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6.4cm" svg:height="3.5cm" svg:x="8cm" svg:y="5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4.25cm" svg:height="3cm" svg:x="14.75cm" svg:y="1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25cm" svg:height="3cm" svg:x="14.8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25cm" svg:height="3cm" svg:x="9cm" svg:y="17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4cm" svg:y1="7cm" svg:x2="16.925cm" svg:y2="9cm" draw:start-shape="id1" draw:start-glue-point="7" draw:end-shape="id2" draw:end-glue-point="0" svg:d="M14400 7000h2525v2000" svg:viewBox="0 0 2526 2001">
          <text:p/>
        </draw:connector>
        <draw:connector draw:style-name="gr4" draw:text-style-name="P1" draw:layer="layout" draw:type="line" svg:x1="11.2cm" svg:y1="8.75cm" svg:x2="11.125cm" svg:y2="17cm" draw:start-shape="id1" draw:start-glue-point="6" draw:end-shape="id3" draw:end-glue-point="0" svg:d="M11200 8750l-75 8250" svg:viewBox="0 0 76 8251">
          <text:p/>
        </draw:connector>
        <draw:frame draw:style-name="gr5" draw:text-style-name="P3" draw:layer="layout" svg:width="1.107cm" svg:height="1.352cm" svg:x="10.5cm" svg:y="6.35cm">
          <draw:text-box>
            <text:p><text:span text:style-name="T1">if</text:span></text:p>
          </draw:text-box>
        </draw:frame>
        <draw:frame draw:style-name="gr5" draw:text-style-name="P3" draw:layer="layout" svg:width="1.933cm" svg:height="1.352cm" svg:x="16cm" svg:y="9.648cm">
          <draw:text-box>
            <text:p><text:span text:style-name="T1">elif</text:span></text:p>
          </draw:text-box>
        </draw:frame>
        <draw:frame draw:style-name="gr6" draw:text-style-name="P3" draw:layer="layout" svg:width="1.933cm" svg:height="1.352cm" svg:x="15.817cm" svg:y="13.648cm">
          <draw:text-box>
            <text:p><text:span text:style-name="T1">elif</text:span></text:p>
          </draw:text-box>
        </draw:frame>
        <draw:frame draw:style-name="gr5" draw:text-style-name="P3" draw:layer="layout" svg:width="2.428cm" svg:height="1.352cm" svg:x="10cm" svg:y="17.848cm">
          <draw:text-box>
            <text:p><text:span text:style-name="T1">else</text:span></text:p>
          </draw:text-box>
        </draw:frame>
        <draw:connector draw:style-name="gr7" draw:text-style-name="P1" draw:layer="layout" draw:type="line" svg:x1="11.233cm" svg:y1="14.263cm" svg:x2="14.75cm" svg:y2="14.25cm" draw:end-shape="id4" draw:end-glue-point="3" svg:d="M11233 14263l3517-13" svg:viewBox="0 0 3518 14">
          <text:p/>
        </draw:connector>
        <draw:frame draw:style-name="gr8" draw:text-style-name="P2" draw:layer="layout" svg:width="18.66cm" svg:height="5.23cm" svg:x="1.192cm" svg:y="22.02cm">
          <draw:image xlink:href="Pictures/10000201000001F70000008D5FE90189BBCC3AE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4" draw:display-name="Стили стрелок 4" svg:viewBox="0 0 20 40" svg:d="M0 40l10-40 10 4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9T14:29:39.804135285</meta:creation-date>
    <dc:date>2021-05-10T12:53:07.311074719</dc:date>
    <meta:editing-duration>PT22H7M15S</meta:editing-duration>
    <meta:editing-cycles>6</meta:editing-cycles>
    <meta:generator>LibreOffice/7.1.3.2$Linux_X86_64 LibreOffice_project/10$Build-2</meta:generator>
    <meta:document-statistic meta:object-count="12"/>
  </office:meta>
</office:document-meta>
</file>